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222cm">
            <draw:object draw:notify-on-update-of-ranges="Sheet1.M1:Sheet1.M1 Sheet1.M2:Sheet1.M6 Sheet1.C2:Sheet1.C6 Sheet1.N1:Sheet1.N1 Sheet1.N2:Sheet1.N6 Sheet1.C2:Sheet1.C6 Sheet1.O1:Sheet1.O1 Sheet1.O2:Sheet1.O6 Sheet1.C2:Sheet1.C6 Sheet1.P1:Sheet1.P1 Sheet1.P2:Sheet1.P6 Sheet1.C2:Sheet1.C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176cm" svg:y="3.275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0299412082223" calcext:value-type="float">
            <text:p>0,0299412082</text:p>
          </table:table-cell>
          <table:table-cell office:value-type="float" office:value="0.482117680942" calcext:value-type="float">
            <text:p>0,4821176809</text:p>
          </table:table-cell>
          <table:table-cell office:value-type="float" office:value="0" calcext:value-type="float">
            <text:p>0</text:p>
          </table:table-cell>
          <table:table-cell office:value-type="float" office:value="0.0117688257554" calcext:value-type="float">
            <text:p>0,0117688258</text:p>
          </table:table-cell>
          <table:table-cell office:value-type="float" office:value="28.8823529412" calcext:value-type="float">
            <text:p>28,8823529412</text:p>
          </table:table-cell>
          <table:table-cell office:value-type="float" office:value="35.3529411765" calcext:value-type="float">
            <text:p>35,3529411765</text:p>
          </table:table-cell>
          <table:table-cell office:value-type="float" office:value="129.718823529" calcext:value-type="float">
            <text:p>129,718823529</text:p>
          </table:table-cell>
          <table:table-cell office:value-type="float" office:value="372.733529412" calcext:value-type="float">
            <text:p>372,733529412</text:p>
          </table:table-cell>
          <table:table-cell office:value-type="float" office:value="35.8494117647" calcext:value-type="float">
            <text:p>35,8494117647</text:p>
          </table:table-cell>
          <table:table-cell office:value-type="float" office:value="41.8635294118" calcext:value-type="float">
            <text:p>41,8635294118</text:p>
          </table:table-cell>
          <table:table-cell office:value-type="float" office:value="192.992432353" calcext:value-type="float">
            <text:p>192,992432353</text:p>
          </table:table-cell>
          <table:table-cell office:value-type="float" office:value="685.549680761" calcext:value-type="float">
            <text:p>685,54968076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0.393928561892" calcext:value-type="float">
            <text:p>0,3939285619</text:p>
          </table:table-cell>
          <table:table-cell office:value-type="float" office:value="9.9897857053" calcext:value-type="float">
            <text:p>9,9897857053</text:p>
          </table:table-cell>
          <table:table-cell office:value-type="float" office:value="0" calcext:value-type="float">
            <text:p>0</text:p>
          </table:table-cell>
          <table:table-cell office:value-type="float" office:value="0.0508549984864" calcext:value-type="float">
            <text:p>0,0508549985</text:p>
          </table:table-cell>
          <table:table-cell office:value-type="float" office:value="59.2857142857" calcext:value-type="float">
            <text:p>59,2857142857</text:p>
          </table:table-cell>
          <table:table-cell office:value-type="float" office:value="77.1428571429" calcext:value-type="float">
            <text:p>77,1428571429</text:p>
          </table:table-cell>
          <table:table-cell office:value-type="float" office:value="472.234285714" calcext:value-type="float">
            <text:p>472,234285714</text:p>
          </table:table-cell>
          <table:table-cell office:value-type="float" office:value="1825.15928571" calcext:value-type="float">
            <text:p>1825,15928571</text:p>
          </table:table-cell>
          <table:table-cell office:value-type="float" office:value="72.3978571429" calcext:value-type="float">
            <text:p>72,3978571429</text:p>
          </table:table-cell>
          <table:table-cell office:value-type="float" office:value="86.0807142857" calcext:value-type="float">
            <text:p>86,0807142857</text:p>
          </table:table-cell>
          <table:table-cell office:value-type="float" office:value="705.280696429" calcext:value-type="float">
            <text:p>705,280696429</text:p>
          </table:table-cell>
          <table:table-cell office:value-type="float" office:value="3479.47802296" calcext:value-type="float">
            <text:p>3479,47802296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15" calcext:value-type="float">
            <text:p>15</text:p>
          </table:table-cell>
          <table:table-cell office:value-type="float" office:value="1.50739995241" calcext:value-type="float">
            <text:p>1,5073999524</text:p>
          </table:table-cell>
          <table:table-cell office:value-type="float" office:value="70.7786500216" calcext:value-type="float">
            <text:p>70,7786500216</text:p>
          </table:table-cell>
          <table:table-cell office:value-type="float" office:value="0" calcext:value-type="float">
            <text:p>0</text:p>
          </table:table-cell>
          <table:table-cell office:value-type="float" office:value="0.123726498604" calcext:value-type="float">
            <text:p>0,1237264986</text:p>
          </table:table-cell>
          <table:table-cell office:value-type="float" office:value="92" calcext:value-type="float">
            <text:p>92</text:p>
          </table:table-cell>
          <table:table-cell office:value-type="float" office:value="116.45" calcext:value-type="float">
            <text:p>116,45</text:p>
          </table:table-cell>
          <table:table-cell office:value-type="float" office:value="811.3375" calcext:value-type="float">
            <text:p>811,3375</text:p>
          </table:table-cell>
          <table:table-cell office:value-type="float" office:value="4264.6525" calcext:value-type="float">
            <text:p>4264,6525</text:p>
          </table:table-cell>
          <table:table-cell office:value-type="float" office:value="108.25025" calcext:value-type="float">
            <text:p>108,25025</text:p>
          </table:table-cell>
          <table:table-cell office:value-type="float" office:value="121.24025" calcext:value-type="float">
            <text:p>121,24025</text:p>
          </table:table-cell>
          <table:table-cell office:value-type="float" office:value="1197.497975" calcext:value-type="float">
            <text:p>1197,497975</text:p>
          </table:table-cell>
          <table:table-cell office:value-type="float" office:value="8112.57936354" calcext:value-type="float">
            <text:p>8112,5793635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20" calcext:value-type="float">
            <text:p>20</text:p>
          </table:table-cell>
          <table:table-cell office:value-type="float" office:value="5.65163154351" calcext:value-type="float">
            <text:p>5,6516315435</text:p>
          </table:table-cell>
          <table:table-cell office:value-type="float" office:value="94.1027368119" calcext:value-type="float">
            <text:p>94,1027368119</text:p>
          </table:table-cell>
          <table:table-cell office:value-type="float" office:value="0" calcext:value-type="float">
            <text:p>0</text:p>
          </table:table-cell>
          <table:table-cell office:value-type="float" office:value="0.222875789341" calcext:value-type="float">
            <text:p>0,2228757893</text:p>
          </table:table-cell>
          <table:table-cell office:value-type="float" office:value="117.473684211" calcext:value-type="float">
            <text:p>117,473684211</text:p>
          </table:table-cell>
          <table:table-cell office:value-type="float" office:value="119.578947368" calcext:value-type="float">
            <text:p>119,578947368</text:p>
          </table:table-cell>
          <table:table-cell office:value-type="float" office:value="1198.73947368" calcext:value-type="float">
            <text:p>1198,73947368</text:p>
          </table:table-cell>
          <table:table-cell office:value-type="float" office:value="7693.81526316" calcext:value-type="float">
            <text:p>7693,81526316</text:p>
          </table:table-cell>
          <table:table-cell office:value-type="float" office:value="140.603157895" calcext:value-type="float">
            <text:p>140,603157895</text:p>
          </table:table-cell>
          <table:table-cell office:value-type="float" office:value="147.780263158" calcext:value-type="float">
            <text:p>147,780263158</text:p>
          </table:table-cell>
          <table:table-cell office:value-type="float" office:value="1804.3129" calcext:value-type="float">
            <text:p>1804,3129</text:p>
          </table:table-cell>
          <table:table-cell office:value-type="float" office:value="14839.265271" calcext:value-type="float">
            <text:p>14839,26527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5.871450007" calcext:value-type="float">
            <text:p>15,871450007</text:p>
          </table:table-cell>
          <table:table-cell office:value-type="float" office:value="352.332049978" calcext:value-type="float">
            <text:p>352,332049978</text:p>
          </table:table-cell>
          <table:table-cell office:value-type="float" office:value="0" calcext:value-type="float">
            <text:p>0</text:p>
          </table:table-cell>
          <table:table-cell office:value-type="float" office:value="0.38295950079" calcext:value-type="float">
            <text:p>0,3829595008</text:p>
          </table:table-cell>
          <table:table-cell office:value-type="float" office:value="141.75" calcext:value-type="float">
            <text:p>141,75</text:p>
          </table:table-cell>
          <table:table-cell office:value-type="float" office:value="151.1" calcext:value-type="float">
            <text:p>151,1</text:p>
          </table:table-cell>
          <table:table-cell office:value-type="float" office:value="1697.952" calcext:value-type="float">
            <text:p>1697,952</text:p>
          </table:table-cell>
          <table:table-cell office:value-type="float" office:value="12646.5335" calcext:value-type="float">
            <text:p>12646,5335</text:p>
          </table:table-cell>
          <table:table-cell office:value-type="float" office:value="168.4815" calcext:value-type="float">
            <text:p>168,4815</text:p>
          </table:table-cell>
          <table:table-cell office:value-type="float" office:value="182.608" calcext:value-type="float">
            <text:p>182,608</text:p>
          </table:table-cell>
          <table:table-cell office:value-type="float" office:value="2524.45339" calcext:value-type="float">
            <text:p>2524,45339</text:p>
          </table:table-cell>
          <table:table-cell office:value-type="float" office:value="23934.7984923" calcext:value-type="float">
            <text:p>23934,7984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2T17:05:25.539000000</dc:date>
    <meta:generator>LibreOffice/4.2.5.2$Windows_x86 LibreOffice_project/61cb170a04bb1f12e77c884eab9192be736ec5f5</meta:generator>
    <meta:editing-duration>PT7M7S</meta:editing-duration>
    <meta:editing-cycles>2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689cm" svg:y="1.275cm" chart:style-name="ch3">
          <text:p>mapa sa objektima, seerange=rows/4</text:p>
        </chart:subtitle>
        <chart:legend chart:legend-position="end" svg:x="12.275cm" svg:y="3.454cm" style:legend-expansion="high" chart:style-name="ch4"/>
        <chart:plot-area chart:style-name="ch5" table:cell-range-address="Sheet1.C2:Sheet1.C6 Sheet1.M1:Sheet1.P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5.8494117647">
                <text:p>35.8494117647</text:p>
                <draw:g>
                  <svg:desc>Sheet1.M2:Sheet1.M6</svg:desc>
                </draw:g>
              </table:table-cell>
              <table:table-cell office:value-type="float" office:value="41.8635294118">
                <text:p>41.8635294118</text:p>
                <draw:g>
                  <svg:desc>Sheet1.N2:Sheet1.N6</svg:desc>
                </draw:g>
              </table:table-cell>
              <table:table-cell office:value-type="float" office:value="192.992432353">
                <text:p>192.992432353</text:p>
                <draw:g>
                  <svg:desc>Sheet1.O2:Sheet1.O6</svg:desc>
                </draw:g>
              </table:table-cell>
              <table:table-cell office:value-type="float" office:value="685.549680761">
                <text:p>685.549680761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72.3978571429">
                <text:p>72.3978571429</text:p>
              </table:table-cell>
              <table:table-cell office:value-type="float" office:value="86.0807142857">
                <text:p>86.0807142857</text:p>
              </table:table-cell>
              <table:table-cell office:value-type="float" office:value="705.280696429">
                <text:p>705.280696429</text:p>
              </table:table-cell>
              <table:table-cell office:value-type="float" office:value="3479.47802296">
                <text:p>3479.47802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108.25025">
                <text:p>108.25025</text:p>
              </table:table-cell>
              <table:table-cell office:value-type="float" office:value="121.24025">
                <text:p>121.24025</text:p>
              </table:table-cell>
              <table:table-cell office:value-type="float" office:value="1197.497975">
                <text:p>1197.497975</text:p>
              </table:table-cell>
              <table:table-cell office:value-type="float" office:value="8112.57936354">
                <text:p>8112.57936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40.603157895">
                <text:p>140.603157895</text:p>
              </table:table-cell>
              <table:table-cell office:value-type="float" office:value="147.780263158">
                <text:p>147.780263158</text:p>
              </table:table-cell>
              <table:table-cell office:value-type="float" office:value="1804.3129">
                <text:p>1804.3129</text:p>
              </table:table-cell>
              <table:table-cell office:value-type="float" office:value="14839.265271">
                <text:p>14839.265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68.4815">
                <text:p>168.4815</text:p>
              </table:table-cell>
              <table:table-cell office:value-type="float" office:value="182.608">
                <text:p>182.608</text:p>
              </table:table-cell>
              <table:table-cell office:value-type="float" office:value="2524.45339">
                <text:p>2524.45339</text:p>
              </table:table-cell>
              <table:table-cell office:value-type="float" office:value="23934.7984923">
                <text:p>23934.7984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689cm" svg:y="1.275cm" chart:style-name="ch3">
          <text:p>mapa sa objektima, seerange=rows/4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7cm" svg:width="10.275cm" svg:height="4.675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5.8494117647">
                <text:p>35.8494117647</text:p>
                <draw:g>
                  <svg:desc>Sheet1.M2:Sheet1.M6</svg:desc>
                </draw:g>
              </table:table-cell>
              <table:table-cell office:value-type="float" office:value="41.8635294118">
                <text:p>41.8635294118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72.3978571429">
                <text:p>72.3978571429</text:p>
              </table:table-cell>
              <table:table-cell office:value-type="float" office:value="86.0807142857">
                <text:p>86.080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108.25025">
                <text:p>108.25025</text:p>
              </table:table-cell>
              <table:table-cell office:value-type="float" office:value="121.24025">
                <text:p>121.24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40.603157895">
                <text:p>140.603157895</text:p>
              </table:table-cell>
              <table:table-cell office:value-type="float" office:value="147.780263158">
                <text:p>147.78026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68.4815">
                <text:p>168.4815</text:p>
              </table:table-cell>
              <table:table-cell office:value-type="float" office:value="182.608">
                <text:p>182.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